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5222in"/>
    </style:style>
    <style:style style:name="TableColumn3" style:family="table-column">
      <style:table-column-properties style:column-width="0.5222in"/>
    </style:style>
    <style:style style:name="TableColumn4" style:family="table-column">
      <style:table-column-properties style:column-width="0.5215in"/>
    </style:style>
    <style:style style:name="TableColumn5" style:family="table-column">
      <style:table-column-properties style:column-width="0.5215in"/>
    </style:style>
    <style:style style:name="TableColumn6" style:family="table-column">
      <style:table-column-properties style:column-width="0.5215in"/>
    </style:style>
    <style:style style:name="TableColumn7" style:family="table-column">
      <style:table-column-properties style:column-width="0.5215in"/>
    </style:style>
    <style:style style:name="TableColumn8" style:family="table-column">
      <style:table-column-properties style:column-width="0.5215in"/>
    </style:style>
    <style:style style:name="TableColumn9" style:family="table-column">
      <style:table-column-properties style:column-width="0.5215in"/>
    </style:style>
    <style:style style:name="TableColumn10" style:family="table-column">
      <style:table-column-properties style:column-width="0.5215in"/>
    </style:style>
    <style:style style:name="TableColumn11" style:family="table-column">
      <style:table-column-properties style:column-width="0.5215in"/>
    </style:style>
    <style:style style:name="TableColumn12" style:family="table-column">
      <style:table-column-properties style:column-width="0.5215in"/>
    </style:style>
    <style:style style:name="TableColumn13" style:family="table-column">
      <style:table-column-properties style:column-width="0.5215in"/>
    </style:style>
    <style:style style:name="Table1" style:family="table" style:master-page-name="MP0">
      <style:table-properties style:width="6.2597in" fo:margin-left="0in" table:align="left"/>
    </style:style>
    <style:style style:name="TableRow14" style:family="table-row">
      <style:table-row-properties style:min-row-height="0.4291in"/>
    </style:style>
    <style:style style:name="TableCell1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break-before="page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</style:style>
    <style:style style:name="TableCell2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ableCell2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 fo:line-height="100%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4055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</style:style>
    <style:style style:name="TableCell5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Cell6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</style:style>
    <style:style style:name="TableRow65" style:family="table-row">
      <style:table-row-properties style:min-row-height="0.4291in"/>
    </style:style>
    <style:style style:name="TableCell6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TableCell8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Row90" style:family="table-row">
      <style:table-row-properties style:min-row-height="0.4055in"/>
    </style:style>
    <style:style style:name="TableCell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margin-bottom="0in" fo:line-height="100%"/>
    </style:style>
    <style:style style:name="TableCell9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</style:style>
    <style:style style:name="TableCell9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</style:style>
    <style:style style:name="TableCell9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margin-bottom="0in" fo:line-height="100%"/>
    </style:style>
    <style:style style:name="TableCell9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 fo:line-height="100%"/>
    </style:style>
    <style:style style:name="TableCell10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margin-bottom="0in" fo:line-height="100%"/>
    </style:style>
    <style:style style:name="TableCell10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</style:style>
    <style:style style:name="TableCell10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fo:margin-bottom="0in" fo:line-height="100%"/>
    </style:style>
    <style:style style:name="TableCell11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12" style:parent-style-name="Normal" style:family="paragraph">
      <style:paragraph-properties fo:margin-bottom="0in" fo:line-height="100%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Normal" style:family="paragraph">
      <style:paragraph-properties fo:margin-bottom="0in" fo:line-height="100%"/>
    </style:style>
    <style:style style:name="TableRow115" style:family="table-row">
      <style:table-row-properties style:min-row-height="0.4291in"/>
    </style:style>
    <style:style style:name="TableCell116" style:family="table-cell">
      <style:table-cell-properties fo:border="0.0069in solid #000000" style:writing-mode="lr-tb" fo:padding-top="0in" fo:padding-left="0.075in" fo:padding-bottom="0in" fo:padding-right="0.075in"/>
    </style:style>
    <style:style style:name="P117" style:parent-style-name="Normal" style:family="paragraph">
      <style:paragraph-properties fo:margin-bottom="0in" fo:line-height="100%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fo:margin-bottom="0in" fo:line-height="100%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margin-bottom="0in" fo:line-height="100%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 fo:line-height="100%"/>
    </style:style>
    <style:style style:name="TableCell12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 fo:line-height="100%"/>
    </style:style>
    <style:style style:name="TableCell13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margin-bottom="0in" fo:line-height="100%"/>
    </style:style>
    <style:style style:name="TableRow140" style:family="table-row">
      <style:table-row-properties style:min-row-height="0.4055in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Normal" style:family="paragraph">
      <style:paragraph-properties fo:margin-bottom="0in" fo:line-height="100%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margin-bottom="0in" fo:line-height="100%"/>
    </style:style>
    <style:style style:name="TableCell15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margin-bottom="0in" fo:line-height="100%"/>
    </style:style>
    <style:style style:name="TableCell15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</style:style>
    <style:style style:name="TableCell15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 fo:line-height="100%"/>
    </style:style>
    <style:style style:name="TableCell16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 fo:line-height="100%"/>
    </style:style>
    <style:style style:name="TableRow165" style:family="table-row">
      <style:table-row-properties style:min-row-height="0.4291in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Normal" style:family="paragraph">
      <style:paragraph-properties fo:margin-bottom="0in" fo:line-height="100%"/>
    </style:style>
    <style:style style:name="TableCell16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margin-bottom="0in" fo:line-height="100%"/>
    </style:style>
    <style:style style:name="TableCell18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 fo:line-height="100%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 fo:line-height="100%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 fo:line-height="100%"/>
    </style:style>
    <style:style style:name="TableRow190" style:family="table-row">
      <style:table-row-properties style:min-row-height="0.4291in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TableCell19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 fo:line-height="100%"/>
    </style:style>
    <style:style style:name="TableCell19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 fo:line-height="100%"/>
    </style:style>
    <style:style style:name="TableCell19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</style:style>
    <style:style style:name="TableCell19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 fo:line-height="100%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 fo:line-height="100%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 fo:line-height="100%"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fo:margin-bottom="0in" fo:line-height="100%"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</style:style>
    <style:style style:name="TableCell21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 fo:line-height="100%"/>
    </style:style>
    <style:style style:name="TableCell213" style:family="table-cell">
      <style:table-cell-properties fo:border="0.0069in solid #000000" style:writing-mode="lr-tb" fo:padding-top="0in" fo:padding-left="0.075in" fo:padding-bottom="0in" fo:padding-right="0.075in"/>
    </style:style>
    <style:style style:name="P214" style:parent-style-name="Normal" style:family="paragraph">
      <style:paragraph-properties fo:margin-bottom="0in" fo:line-height="100%"/>
    </style:style>
    <style:style style:name="TableRow215" style:family="table-row">
      <style:table-row-properties style:min-row-height="0.405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margin-bottom="0in" fo:line-height="100%"/>
    </style:style>
    <style:style style:name="TableCell218" style:family="table-cell">
      <style:table-cell-properties fo:border="0.0069in solid #000000" style:writing-mode="lr-tb" fo:padding-top="0in" fo:padding-left="0.075in" fo:padding-bottom="0in" fo:padding-right="0.075in"/>
    </style:style>
    <style:style style:name="P219" style:parent-style-name="Normal" style:family="paragraph">
      <style:paragraph-properties fo:margin-bottom="0in" fo:line-height="100%"/>
    </style:style>
    <style:style style:name="TableCell220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fo:margin-bottom="0in" fo:line-height="100%"/>
    </style:style>
    <style:style style:name="TableCell222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margin-bottom="0in" fo:line-height="100%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 fo:line-height="100%"/>
    </style:style>
    <style:style style:name="TableCell228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 fo:line-height="100%"/>
    </style:style>
    <style:style style:name="TableCell230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 fo:line-height="100%"/>
    </style:style>
    <style:style style:name="TableCell23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 fo:line-height="100%"/>
    </style:style>
    <style:style style:name="TableCell23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bottom="0in" fo:line-height="100%"/>
    </style:style>
    <style:style style:name="TableRow240" style:family="table-row">
      <style:table-row-properties style:min-row-height="0.4291in"/>
    </style:style>
    <style:style style:name="TableCell24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 fo:line-height="100%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 fo:line-height="100%"/>
    </style:style>
    <style:style style:name="TableCell24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 fo:line-height="100%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 fo:line-height="100%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P250" style:parent-style-name="Normal" style:family="paragraph">
      <style:paragraph-properties fo:margin-bottom="0in" fo:line-height="100%"/>
    </style:style>
    <style:style style:name="TableCell25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2" style:parent-style-name="Normal" style:family="paragraph">
      <style:paragraph-properties fo:margin-bottom="0in" fo:line-height="100%"/>
    </style:style>
    <style:style style:name="TableCell253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 fo:line-height="100%"/>
    </style:style>
    <style:style style:name="TableCell25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ableCell257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58" style:parent-style-name="Normal" style:family="paragraph">
      <style:paragraph-properties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</style:style>
    <style:style style:name="TableCell26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margin-bottom="0in" fo:line-height="100%"/>
    </style:style>
    <style:style style:name="TableRow265" style:family="table-row">
      <style:table-row-properties style:min-row-height="0.4055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 fo:line-height="100%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 fo:line-height="100%"/>
    </style:style>
    <style:style style:name="TableCell274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</style:style>
    <style:style style:name="TableCell27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</style:style>
    <style:style style:name="TableCell27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79" style:parent-style-name="Normal" style:family="paragraph">
      <style:paragraph-properties fo:margin-bottom="0in" fo:line-height="100%"/>
    </style:style>
    <style:style style:name="TableCell280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 fo:line-height="100%"/>
    </style:style>
    <style:style style:name="TableCell282" style:family="table-cell">
      <style:table-cell-properties fo:border="0.0069in solid #000000" fo:background-color="#ED7D31" style:writing-mode="lr-tb" fo:padding-top="0in" fo:padding-left="0.075in" fo:padding-bottom="0in" fo:padding-right="0.075in"/>
    </style:style>
    <style:style style:name="P283" style:parent-style-name="Normal" style:family="paragraph">
      <style:paragraph-properties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</style:style>
    <style:style style:name="TableCell286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 fo:line-height="100%"/>
    </style:style>
    <style:style style:name="TableRow290" style:family="table-row">
      <style:table-row-properties style:min-row-height="0.4291in"/>
    </style:style>
    <style:style style:name="TableCell291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margin-bottom="0in" fo:line-height="100%"/>
    </style:style>
    <style:style style:name="TableCell29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margin-bottom="0in" fo:line-height="100%"/>
    </style:style>
    <style:style style:name="TableCell297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 fo:line-height="100%"/>
    </style:style>
    <style:style style:name="TableCell299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 fo:line-height="100%"/>
    </style:style>
    <style:style style:name="TableCell305" style:family="table-cell">
      <style:table-cell-properties fo:border="0.0069in solid #000000" fo:background-color="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 fo:line-height="100%"/>
    </style:style>
    <style:style style:name="TableCell307" style:family="table-cell">
      <style:table-cell-properties fo:border="0.0069in solid #000000" style:writing-mode="lr-tb" fo:padding-top="0in" fo:padding-left="0.075in" fo:padding-bottom="0in" fo:padding-right="0.075in"/>
    </style:style>
    <style:style style:name="P308" style:parent-style-name="Normal" style:family="paragraph">
      <style:paragraph-properties fo:margin-bottom="0in" fo:line-height="100%"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</style:style>
    <style:style style:name="TableCell313" style:family="table-cell">
      <style:table-cell-properties fo:border="0.0069in solid #000000" style:writing-mode="lr-tb" fo:padding-top="0in" fo:padding-left="0.075in" fo:padding-bottom="0in" fo:padding-right="0.075in"/>
    </style:style>
    <style:style style:name="P314" style:parent-style-name="Normal" style:family="paragraph">
      <style:paragraph-properties fo:margin-bottom="0in" fo:line-height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8">
            <text:p text:style-name="P19"/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  <table:table-cell table:style-name="TableCell34">
            <text:p text:style-name="P35"/>
          </table:table-cell>
          <table:table-cell table:style-name="TableCell36">
            <text:p text:style-name="P37"/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/>
          </table:table-cell>
          <table:table-cell table:style-name="TableCell43">
            <text:p text:style-name="P44"/>
          </table:table-cell>
          <table:table-cell table:style-name="TableCell45">
            <text:p text:style-name="P46"/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  <table:table-cell table:style-name="TableCell53">
            <text:p text:style-name="P54"/>
          </table:table-cell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</table:table-row>
        <table:table-row table:style-name="TableRow65">
          <table:table-cell table:style-name="TableCell66">
            <text:p text:style-name="P67"/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  <table:table-cell table:style-name="TableCell80">
            <text:p text:style-name="P81"/>
          </table:table-cell>
          <table:table-cell table:style-name="TableCell82">
            <text:p text:style-name="P83"/>
          </table:table-cell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</table:table-row>
        <table:table-row table:style-name="TableRow115">
          <table:table-cell table:style-name="TableCell116">
            <text:p text:style-name="P117"/>
          </table:table-cell>
          <table:table-cell table:style-name="TableCell118">
            <text:p text:style-name="P119"/>
          </table:table-cell>
          <table:table-cell table:style-name="TableCell120">
            <text:p text:style-name="P121"/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  <table:table-cell table:style-name="TableCell151">
            <text:p text:style-name="P152"/>
          </table:table-cell>
          <table:table-cell table:style-name="TableCell153">
            <text:p text:style-name="P154"/>
          </table:table-cell>
          <table:table-cell table:style-name="TableCell155">
            <text:p text:style-name="P156"/>
          </table:table-cell>
          <table:table-cell table:style-name="TableCell157">
            <text:p text:style-name="P158"/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</table:table-row>
        <table:table-row table:style-name="TableRow165">
          <table:table-cell table:style-name="TableCell166">
            <text:p text:style-name="P167"/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  <table:table-cell table:style-name="TableCell180">
            <text:p text:style-name="P181"/>
          </table:table-cell>
          <table:table-cell table:style-name="TableCell182">
            <text:p text:style-name="P183"/>
          </table:table-cell>
          <table:table-cell table:style-name="TableCell184">
            <text:p text:style-name="P185"/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/>
          </table:table-cell>
          <table:table-cell table:style-name="TableCell218">
            <text:p text:style-name="P219"/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  <table:table-cell table:style-name="TableCell224">
            <text:p text:style-name="P225"/>
          </table:table-cell>
          <table:table-cell table:style-name="TableCell226">
            <text:p text:style-name="P227"/>
          </table:table-cell>
          <table:table-cell table:style-name="TableCell228">
            <text:p text:style-name="P229"/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</table:table-row>
        <table:table-row table:style-name="TableRow240"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</table:table-row>
        <table:table-row table:style-name="TableRow265"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  <table:table-cell table:style-name="TableCell274">
            <text:p text:style-name="P275"/>
          </table:table-cell>
          <table:table-cell table:style-name="TableCell276">
            <text:p text:style-name="P277"/>
          </table:table-cell>
          <table:table-cell table:style-name="TableCell278">
            <text:p text:style-name="P279"/>
          </table:table-cell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</table:table-row>
        <table:table-row table:style-name="TableRow290"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>
            <text:p text:style-name="P296"/>
          </table:table-cell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</table:table-row>
      </table:table>
      <text:p text:style-name="Normal"/>
      <text:p text:style-name="Normal"/>
      <text:p text:style-name="Normal">NOIR : Murs du labyrinthe<text:s/></text:p>
      <text:p text:style-name="Normal">BLANC : Case accessible<text:s/></text:p>
      <text:p text:style-name="Normal">ORANGE : Zone de pop ?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17" style:parent-style-name="En-tête" style:family="paragraph">
      <style:paragraph-properties fo:text-align="center"/>
      <style:text-properties fo:font-weight="bold" style:font-weight-asian="bold" fo:color="#FF0000" fo:font-size="16pt" style:font-size-asian="16pt" style:text-underline-type="single" style:text-underline-style="solid" style:text-underline-width="auto" style:text-underline-mode="continuous"/>
    </style:style>
  </office:automatic-styles>
  <office:master-styles>
    <style:master-page style:name="MP0" style:page-layout-name="PL0">
      <style:header>
        <text:p text:style-name="P17">Schéma du labyrinthe<text:s/>créé<text:s/>à chaque initialisation du programm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lorian Dezere</meta:initial-creator>
    <dc:creator>Florian Dezere</dc:creator>
    <meta:creation-date>2014-11-11T09:49:00Z</meta:creation-date>
    <dc:date>2014-11-12T00:47:00Z</dc:date>
    <meta:print-date>2014-11-11T23:56:00Z</meta:print-date>
    <meta:template xlink:href="Normal.dotm" xlink:type="simple"/>
    <meta:editing-cycles>2</meta:editing-cycles>
    <meta:editing-duration>PT53880S</meta:editing-duration>
    <meta:document-statistic meta:page-count="1" meta:paragraph-count="1" meta:word-count="35" meta:character-count="232" meta:row-count="1" meta:non-whitespace-character-count="198"/>
  </office:meta>
</office:document-meta>
</file>